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dVariableEvaluationContext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narr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getPartData( Element message , OMessageVarType .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isLinkActive( OLink o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readMessageProperty( OScope . Variable variable , OProcess .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addBoundVariable( String name ,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VariableEvaluationContext.readVariable( OScope . Variable variable , OMessageVarType . Part partD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undVariableEvaluationContext.evaluateQuery( Node root , O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